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ext-properties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eploy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Costs Voter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eposit Voter</text:p>
          </table:table-cell>
          <table:table-cell office:value-type="string" calcext:value-type="string">
            <text:p>Commit Voter</text:p>
          </table:table-cell>
          <table:table-cell office:value-type="string" calcext:value-type="string">
            <text:p>Cast Vote</text:p>
          </table:table-cell>
          <table:table-cell office:value-type="string" calcext:value-type="string">
            <text:p>Number of Voters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Gas per day</text:p>
          </table:table-cell>
          <table:table-cell office:value-type="string" calcext:value-type="string">
            <text:p>Block per day</text:p>
          </table:table-cell>
          <table:table-cell/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8351450" calcext:value-type="float">
            <text:p>8351450</text:p>
          </table:table-cell>
          <table:table-cell office:value-type="float" office:value="65016" calcext:value-type="float">
            <text:p>65016</text:p>
          </table:table-cell>
          <table:table-cell table:formula="of:=SUM([.E2];[.F2];[.G2];[.H2])" office:value-type="float" office:value="1555000" calcext:value-type="float">
            <text:p>1555000</text:p>
          </table:table-cell>
          <table:table-cell office:value-type="float" office:value="45000" calcext:value-type="float">
            <text:p>45000</text:p>
          </table:table-cell>
          <table:table-cell table:formula="of:=1100000" office:value-type="float" office:value="1100000" calcext:value-type="float">
            <text:p>1100000</text:p>
          </table:table-cell>
          <table:table-cell office:value-type="float" office:value="340000" calcext:value-type="float">
            <text:p>340000</text:p>
          </table:table-cell>
          <table:table-cell office:value-type="float" office:value="70000" calcext:value-type="float">
            <text:p>70000</text:p>
          </table:table-cell>
          <table:table-cell table:formula="of:=([.L2] -[.B2]) / ([.C2] +[.D2])" office:value-type="float" office:value="53327.6514244304" calcext:value-type="float">
            <text:p>53327.6514244304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5" calcext:value-type="float">
            <text:p>15</text:p>
          </table:table-cell>
          <table:table-cell table:formula="of:=[.J2]*(60 / [.K2] ) * 60 * 24" office:value-type="float" office:value="86400000000" calcext:value-type="float">
            <text:p>86400000000</text:p>
          </table:table-cell>
          <table:table-cell table:formula="of:=4 * 60 * 24 - 100" office:value-type="float" office:value="5660" calcext:value-type="float">
            <text:p>5660</text:p>
          </table:table-cell>
          <table:table-cell/>
        </table:table-row>
        <table:table-row table:style-name="ro1">
          <table:table-cell office:value-type="string" calcext:value-type="string">
            <text:p>Tx per block</text:p>
          </table:table-cell>
          <table:table-cell/>
          <table:table-cell table:formula="of:=[.$J$2] /[.C2]" office:value-type="float" office:value="230.712440014766" calcext:value-type="float">
            <text:p>230.712440014766</text:p>
          </table:table-cell>
          <table:table-cell table:formula="of:=[.$J$2] /[.D2]" office:value-type="float" office:value="9.64630225080386" calcext:value-type="float">
            <text:p>9.64630225080386</text:p>
          </table:table-cell>
          <table:table-cell table:formula="of:=[.$J$2] /[.E2]" office:value-type="float" office:value="333.333333333333" calcext:value-type="float">
            <text:p>333.333333333333</text:p>
          </table:table-cell>
          <table:table-cell office:value-type="float" office:value="15" calcext:value-type="float">
            <text:p>15</text:p>
          </table:table-cell>
          <table:table-cell table:formula="of:=[.$J$2] /[.G2]" office:value-type="float" office:value="44.1176470588235" calcext:value-type="float">
            <text:p>44.1176470588235</text:p>
          </table:table-cell>
          <table:table-cell table:formula="of:=[.$J$2] /[.H2]" office:value-type="float" office:value="214.285714285714" calcext:value-type="float">
            <text:p>214.285714285714</text:p>
          </table:table-cell>
          <table:table-cell office:value-type="float" office:value="50927" calcext:value-type="float">
            <text:p>509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cks 24h</text:p>
          </table:table-cell>
          <table:table-cell/>
          <table:table-cell table:style-name="ce3" table:formula="of:=[.$I$3] / [.C3]" office:value-type="float" office:value="220.7379888" calcext:value-type="float">
            <text:p>220.7379888</text:p>
          </table:table-cell>
          <table:table-cell table:style-name="ce3"/>
          <table:table-cell table:style-name="ce3" table:formula="of:=[.$I$3] / [.E3]" office:value-type="float" office:value="152.781" calcext:value-type="float">
            <text:p>152.781</text:p>
          </table:table-cell>
          <table:table-cell table:style-name="ce3" table:formula="of:=[.$I$3] / [.F3]" office:value-type="float" office:value="3395.13333333333" calcext:value-type="float">
            <text:p>3395.13333333333</text:p>
          </table:table-cell>
          <table:table-cell table:style-name="ce3" table:formula="of:=[.$I$3] / [.G3]" office:value-type="float" office:value="1154.34533333333" calcext:value-type="float">
            <text:p>1154.34533333333</text:p>
          </table:table-cell>
          <table:table-cell table:style-name="ce3" table:formula="of:=[.$I$3] / [.H3]" office:value-type="float" office:value="237.659333333333" calcext:value-type="float">
            <text:p>237.659333333333</text:p>
          </table:table-cell>
          <table:table-cell table:number-columns-repeated="4"/>
          <table:table-cell table:formula="of:=SUM([.C4:.H4])" office:value-type="float" office:value="5160.6569888" calcext:value-type="float">
            <text:p>5160.6569888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3924" calcext:value-type="float">
            <text:p>3924</text:p>
          </table:table-cell>
          <table:table-cell office:value-type="float" office:value="1283" calcext:value-type="float">
            <text:p>1283</text:p>
          </table:table-cell>
          <table:table-cell office:value-type="float" office:value="217" calcext:value-type="float">
            <text:p>217</text:p>
          </table:table-cell>
          <table:table-cell table:number-columns-repeated="4"/>
          <table:table-cell table:formula="of:=SUM([.C5:.H5])" office:value-type="float" office:value="5846" calcext:value-type="float">
            <text:p>5846</text:p>
          </table:table-cell>
          <table:table-cell/>
        </table:table-row>
        <table:table-row table:style-name="ro1">
          <table:table-cell/>
          <table:table-cell table:formula="of:=[.B5] / 4 / 60" office:value-type="float" office:value="0.416666666666667" calcext:value-type="float">
            <text:p>0.416666666666667</text:p>
          </table:table-cell>
          <table:table-cell table:formula="of:=[.C5] / 4 / 60" office:value-type="float" office:value="0.979166666666667" calcext:value-type="float">
            <text:p>0.979166666666667</text:p>
          </table:table-cell>
          <table:table-cell table:formula="of:=[.D5] / 4 / 60" office:value-type="float" office:value="0" calcext:value-type="float">
            <text:p>0</text:p>
          </table:table-cell>
          <table:table-cell table:formula="of:=[.E5] / 4 / 60" office:value-type="float" office:value="0.779166666666667" calcext:value-type="float">
            <text:p>0.779166666666667</text:p>
          </table:table-cell>
          <table:table-cell table:formula="of:=[.F5] / 4 / 60" office:value-type="float" office:value="16.35" calcext:value-type="float">
            <text:p>16.35</text:p>
          </table:table-cell>
          <table:table-cell table:formula="of:=[.G5] / 4 / 60" office:value-type="float" office:value="5.34583333333333" calcext:value-type="float">
            <text:p>5.34583333333333</text:p>
          </table:table-cell>
          <table:table-cell table:formula="of:=[.H5] / 4 / 60" office:value-type="float" office:value="0.904166666666667" calcext:value-type="float">
            <text:p>0.904166666666667</text:p>
          </table:table-cell>
          <table:table-cell table:formula="of:=[.I5] / 4 / 60" office:value-type="float" office:value="0" calcext:value-type="float">
            <text:p>0</text:p>
          </table:table-cell>
          <table:table-cell table:formula="of:=[.J5] / 4 / 60" office:value-type="float" office:value="0" calcext:value-type="float">
            <text:p>0</text:p>
          </table:table-cell>
          <table:table-cell table:formula="of:=[.K5] / 4 / 60" office:value-type="float" office:value="0" calcext:value-type="float">
            <text:p>0</text:p>
          </table:table-cell>
          <table:table-cell table:formula="of:=[.L5] / 4 / 60" office:value-type="float" office:value="0" calcext:value-type="float">
            <text:p>0</text:p>
          </table:table-cell>
          <table:table-cell table:formula="of:=[.M5] / 4 / 60" office:value-type="float" office:value="24.3583333333333" calcext:value-type="float">
            <text:p>24.3583333333333</text:p>
          </table:table-cell>
          <table:table-cell/>
        </table:table-row>
        <table:table-row table:style-name="ro1">
          <table:table-cell office:value-type="string" calcext:value-type="string">
            <text:p>Blocks 10 min</text:p>
          </table:table-cell>
          <table:table-cell/>
          <table:table-cell table:style-name="ce3" table:formula="of:=[.$I$7] / [.C3]" office:value-type="float" office:value="0.780192" calcext:value-type="float">
            <text:p>0.780192</text:p>
          </table:table-cell>
          <table:table-cell table:style-name="ce3"/>
          <table:table-cell table:style-name="ce3" table:formula="of:=[.$I$7] / [.E3]" office:value-type="float" office:value="0.54" calcext:value-type="float">
            <text:p>0.54</text:p>
          </table:table-cell>
          <table:table-cell table:style-name="ce3" table:formula="of:=[.$I$7] / [.F3]" office:value-type="float" office:value="12" calcext:value-type="float">
            <text:p>12</text:p>
          </table:table-cell>
          <table:table-cell table:style-name="ce3" table:formula="of:=[.$I$7] / [.G3]" office:value-type="float" office:value="4.08" calcext:value-type="float">
            <text:p>4.08</text:p>
          </table:table-cell>
          <table:table-cell table:style-name="ce3" table:formula="of:=[.$I$7] / [.H3]" office:value-type="float" office:value="0.84" calcext:value-type="float">
            <text:p>0.84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SUM([.C7:.H7])" office:value-type="float" office:value="18.240192" calcext:value-type="float">
            <text:p>18.2401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C8:.H8]) / (10 *4)" office:value-type="float" office:value="0.5" calcext:value-type="float">
            <text:p>0.5</text:p>
          </table:table-cell>
          <table:table-cell table:formula="of:=SUM([.C8:.H8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locks 10 min</text:p>
          </table:table-cell>
          <table:table-cell/>
          <table:table-cell table:style-name="ce3" table:formula="of:=[.$I$9] / [.C3]" office:value-type="float" office:value="0.130032" calcext:value-type="float">
            <text:p>0.130032</text:p>
          </table:table-cell>
          <table:table-cell table:style-name="ce3" table:number-columns-repeated="2"/>
          <table:table-cell table:style-name="ce3" table:formula="of:=[.$I$9] / [.F3]" office:value-type="float" office:value="2" calcext:value-type="float">
            <text:p>2</text:p>
          </table:table-cell>
          <table:table-cell table:style-name="ce3" table:formula="of:=[.$I$9] / [.G3]" office:value-type="float" office:value="0.68" calcext:value-type="float">
            <text:p>0.68</text:p>
          </table:table-cell>
          <table:table-cell table:style-name="ce3" table:formula="of:=[.$I$9] / [.H3]" office:value-type="float" office:value="0.14" calcext:value-type="float">
            <text:p>0.1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SUM([.C9:.H9])" office:value-type="float" office:value="2.950032" calcext:value-type="float">
            <text:p>2.950032</text:p>
          </table:table-cell>
          <table:table-cell table:formula="of:= (5560 /7) * 39" office:value-type="float" office:value="30977.1428571429" calcext:value-type="float">
            <text:p>30977.142857142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C10:.H10]) / (10 *4)" office:value-type="float" office:value="0.175" calcext:value-type="float">
            <text:p>0.1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ploy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Costs Voter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eposit Voter</text:p>
          </table:table-cell>
          <table:table-cell office:value-type="string" calcext:value-type="string">
            <text:p>Commit Voter</text:p>
          </table:table-cell>
          <table:table-cell office:value-type="string" calcext:value-type="string">
            <text:p>Cast Vote</text:p>
          </table:table-cell>
          <table:table-cell office:value-type="string" calcext:value-type="string">
            <text:p>Number of Voters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Gas per day</text:p>
          </table:table-cell>
          <table:table-cell office:value-type="string" calcext:value-type="string">
            <text:p>Block per day</text:p>
          </table:table-cell>
          <table:table-cell/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8351450" calcext:value-type="float">
            <text:p>8351450</text:p>
          </table:table-cell>
          <table:table-cell office:value-type="float" office:value="53883.16" calcext:value-type="float">
            <text:p>53883.16</text:p>
          </table:table-cell>
          <table:table-cell table:formula="of:=SUM([.E12];[.F12];[.G12];[.H12])" office:value-type="float" office:value="1416124.96" calcext:value-type="float">
            <text:p>1416124.96</text:p>
          </table:table-cell>
          <table:table-cell office:value-type="float" office:value="46111.8" calcext:value-type="float">
            <text:p>46111.8</text:p>
          </table:table-cell>
          <table:table-cell office:value-type="float" office:value="974415.68" calcext:value-type="float">
            <text:p>974415.68</text:p>
          </table:table-cell>
          <table:table-cell office:value-type="float" office:value="339778.6" calcext:value-type="float">
            <text:p>339778.6</text:p>
          </table:table-cell>
          <table:table-cell office:value-type="float" office:value="55818.88" calcext:value-type="float">
            <text:p>55818.88</text:p>
          </table:table-cell>
          <table:table-cell table:formula="of:=([.L12] -[.B12]) / ([.C12] +[.D12])" office:value-type="float" office:value="58769.5043140306" calcext:value-type="float">
            <text:p>58769.5043140306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5" calcext:value-type="float">
            <text:p>15</text:p>
          </table:table-cell>
          <table:table-cell table:formula="of:=[.J12]*(60 / [.K12] ) * 60 * 24" office:value-type="float" office:value="86400000000" calcext:value-type="float">
            <text:p>86400000000</text:p>
          </table:table-cell>
          <table:table-cell table:formula="of:=4 * 60 * 24 - 100" office:value-type="float" office:value="5660" calcext:value-type="float">
            <text:p>5660</text:p>
          </table:table-cell>
          <table:table-cell/>
        </table:table-row>
        <table:table-row table:style-name="ro1">
          <table:table-cell office:value-type="string" calcext:value-type="string">
            <text:p>Tx per block</text:p>
          </table:table-cell>
          <table:table-cell/>
          <table:table-cell table:formula="of:=[.$J$12] /[.C12]" office:value-type="float" office:value="278.380109852503" calcext:value-type="float">
            <text:p>278.380109852503</text:p>
          </table:table-cell>
          <table:table-cell table:formula="of:=[.$J$12] /[.D12]" office:value-type="float" office:value="10.5922855847411" calcext:value-type="float">
            <text:p>10.5922855847411</text:p>
          </table:table-cell>
          <table:table-cell table:formula="of:=[.$J$12] /[.E12]" office:value-type="float" office:value="325.296344970268" calcext:value-type="float">
            <text:p>325.296344970268</text:p>
          </table:table-cell>
          <table:table-cell office:value-type="float" office:value="15" calcext:value-type="float">
            <text:p>15</text:p>
          </table:table-cell>
          <table:table-cell table:formula="of:=[.$J$12] /[.G12]" office:value-type="float" office:value="44.1463941519566" calcext:value-type="float">
            <text:p>44.1463941519566</text:p>
          </table:table-cell>
          <table:table-cell table:formula="of:=[.$J$12] /[.H12]" office:value-type="float" office:value="268.726280426981" calcext:value-type="float">
            <text:p>268.726280426981</text:p>
          </table:table-cell>
          <table:table-cell office:value-type="float" office:value="56677" calcext:value-type="float">
            <text:p>566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cks 24h</text:p>
          </table:table-cell>
          <table:table-cell/>
          <table:table-cell table:style-name="ce3" table:formula="of:=[.$I$13] / [.C13]" office:value-type="float" office:value="203.595723954667" calcext:value-type="float">
            <text:p>203.595723954667</text:p>
          </table:table-cell>
          <table:table-cell table:style-name="ce3"/>
          <table:table-cell table:style-name="ce3" table:formula="of:=[.$I$13] / [.E13]" office:value-type="float" office:value="174.23189924" calcext:value-type="float">
            <text:p>174.23189924</text:p>
          </table:table-cell>
          <table:table-cell table:style-name="ce3" table:formula="of:=[.$I$13] / [.F13]" office:value-type="float" office:value="3778.46666666667" calcext:value-type="float">
            <text:p>3778.46666666667</text:p>
          </table:table-cell>
          <table:table-cell table:style-name="ce3" table:formula="of:=[.$I$13] / [.G13]" office:value-type="float" office:value="1283.84211414667" calcext:value-type="float">
            <text:p>1283.84211414667</text:p>
          </table:table-cell>
          <table:table-cell table:style-name="ce3" table:formula="of:=[.$I$13] / [.H13]" office:value-type="float" office:value="210.909777450667" calcext:value-type="float">
            <text:p>210.909777450667</text:p>
          </table:table-cell>
          <table:table-cell table:number-columns-repeated="4"/>
          <table:table-cell table:formula="of:=SUM([.C14:.H14])" office:value-type="float" office:value="5651.04618145867" calcext:value-type="float">
            <text:p>5651.0461814586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778" calcext:value-type="float">
            <text:p>3778</text:p>
          </table:table-cell>
          <table:table-cell office:value-type="float" office:value="1284" calcext:value-type="float">
            <text:p>1284</text:p>
          </table:table-cell>
          <table:table-cell office:value-type="float" office:value="211" calcext:value-type="float">
            <text:p>211</text:p>
          </table:table-cell>
          <table:table-cell table:number-columns-repeated="4"/>
          <table:table-cell table:formula="of:=SUM([.B15:.H15])" office:value-type="float" office:value="5657" calcext:value-type="float">
            <text:p>565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locks 10 min</text:p>
          </table:table-cell>
          <table:table-cell/>
          <table:table-cell table:style-name="ce3" table:formula="of:=[.$I$7] / [.C13]" office:value-type="float" office:value="0.64659792" calcext:value-type="float">
            <text:p>0.64659792</text:p>
          </table:table-cell>
          <table:table-cell table:style-name="ce3"/>
          <table:table-cell table:style-name="ce3" table:formula="of:=[.$I$17] / [.E13]" office:value-type="float" office:value="0.537971" calcext:value-type="float">
            <text:p>0.537971</text:p>
          </table:table-cell>
          <table:table-cell table:style-name="ce3" table:formula="of:=[.$I$17] / [.F13]" office:value-type="float" office:value="11.6666666666667" calcext:value-type="float">
            <text:p>11.6666666666667</text:p>
          </table:table-cell>
          <table:table-cell table:style-name="ce3" table:formula="of:=[.$I$17] / [.G13]" office:value-type="float" office:value="3.96408366666667" calcext:value-type="float">
            <text:p>3.96408366666667</text:p>
          </table:table-cell>
          <table:table-cell table:style-name="ce3" table:formula="of:=[.$I$17] / [.H13]" office:value-type="float" office:value="0.651220266666667" calcext:value-type="float">
            <text:p>0.651220266666667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table:formula="of:=SUM([.C17:.H17])" office:value-type="float" office:value="17.46653952" calcext:value-type="float">
            <text:p>17.466539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C18:.H18]) / (10 *4)" office:value-type="float" office:value="0.475" calcext:value-type="float">
            <text:p>0.475</text:p>
          </table:table-cell>
          <table:table-cell table:formula="of:=SUM([.C18:.H1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locks 1 min</text:p>
          </table:table-cell>
          <table:table-cell/>
          <table:table-cell table:style-name="ce3" table:formula="of:=[.$I$9] / [.C13]" office:value-type="float" office:value="0.10776632" calcext:value-type="float">
            <text:p>0.10776632</text:p>
          </table:table-cell>
          <table:table-cell table:style-name="ce3" table:number-columns-repeated="2"/>
          <table:table-cell table:style-name="ce3" table:formula="of:=[.$I$9] / [.F13]" office:value-type="float" office:value="2" calcext:value-type="float">
            <text:p>2</text:p>
          </table:table-cell>
          <table:table-cell table:style-name="ce3" table:formula="of:=[.$I$9] / [.G13]" office:value-type="float" office:value="0.6795572" calcext:value-type="float">
            <text:p>0.6795572</text:p>
          </table:table-cell>
          <table:table-cell table:style-name="ce3" table:formula="of:=[.$I$9] / [.H13]" office:value-type="float" office:value="0.11163776" calcext:value-type="float">
            <text:p>0.1116377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SUM([.C19:.H19])" office:value-type="float" office:value="2.89896128" calcext:value-type="float">
            <text:p>2.89896128</text:p>
          </table:table-cell>
          <table:table-cell table:formula="of:= (5660 /23) * 171" office:value-type="float" office:value="42080.8695652174" calcext:value-type="float">
            <text:p>42080.869565217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C20:.H20]) / (10 *4)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Blocks 10 min</text:p>
          </table:table-cell>
          <table:table-cell/>
          <table:table-cell table:style-name="ce3" table:formula="of:=[.$I$21] / [.C13]" office:value-type="float" office:value="6.4659792" calcext:value-type="float">
            <text:p>6.4659792</text:p>
          </table:table-cell>
          <table:table-cell table:style-name="ce3"/>
          <table:table-cell table:style-name="ce3" table:formula="of:=[.$I$21] / [.E13]" office:value-type="float" office:value="5.533416" calcext:value-type="float">
            <text:p>5.533416</text:p>
          </table:table-cell>
          <table:table-cell table:style-name="ce3" table:formula="of:=[.$I$21] / [.F13]" office:value-type="float" office:value="120" calcext:value-type="float">
            <text:p>120</text:p>
          </table:table-cell>
          <table:table-cell table:style-name="ce3" table:formula="of:=[.$I$21] / [.G13]" office:value-type="float" office:value="40.773432" calcext:value-type="float">
            <text:p>40.773432</text:p>
          </table:table-cell>
          <table:table-cell table:style-name="ce3" table:formula="of:=[.$I$21] / [.H13]" office:value-type="float" office:value="6.6982656" calcext:value-type="float">
            <text:p>6.6982656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table:formula="of:=SUM([.C21:.H21])" office:value-type="float" office:value="179.4710928" calcext:value-type="float">
            <text:p>179.47109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C22:.H22]) / (10 *4)" office:value-type="float" office:value="2.3" calcext:value-type="float">
            <text:p>2.3</text:p>
          </table:table-cell>
          <table:table-cell table:formula="of:=SUM([.C22:.H22])" office:value-type="float" office:value="92" calcext:value-type="float">
            <text:p>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7:35:48.514372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11:40:47.410165575</meta:creation-date>
    <dc:date>2021-07-26T20:06:39.855310936</dc:date>
    <meta:editing-duration>PT16H30M58S</meta:editing-duration>
    <meta:editing-cycles>11</meta:editing-cycles>
    <meta:generator>LibreOffice/6.4.7.2$Linux_X86_64 LibreOffice_project/40$Build-2</meta:generator>
    <meta:document-statistic meta:table-count="1" meta:cell-count="179" meta:object-count="0"/>
  </office:meta>
</office:document-meta>
</file>